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2.85cm" fo:min-width="5.139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1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fill-color="#dfcce4" draw:textarea-horizontal-align="justify" draw:textarea-vertical-align="middle" draw:auto-grow-height="false" fo:min-height="2.85cm" fo:min-width="1.5cm" draw:shadow="hidden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85cm" fo:min-width="1.5cm" draw:shadow="hidden"/>
    </style:style>
    <style:style style:name="gr7" style:family="graphic" style:parent-style-name="standard">
      <style:graphic-properties draw:fill-color="#fcd4d1" draw:textarea-horizontal-align="justify" draw:textarea-vertical-align="middle" draw:auto-grow-height="false" fo:min-height="2.85cm" fo:min-width="4cm" draw:shadow="hidden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bce4e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dfcce4"/>
      <style:paragraph-properties fo:text-align="center"/>
    </style:style>
    <style:style style:name="P5" style:family="paragraph">
      <loext:graphic-properties draw:fill-color="#e0efd4"/>
      <style:paragraph-properties fo:text-align="center"/>
    </style:style>
    <style:style style:name="P6" style:family="paragraph">
      <loext:graphic-properties draw:fill-color="#fcd4d1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39cm" svg:height="3.1cm" svg:x="3.861cm" svg:y="3.0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61cm" svg:y1="3.003cm" svg:x2="5.561cm" svg:y2="6.103cm">
          <text:p/>
        </draw:line>
        <draw:line draw:style-name="gr2" draw:text-style-name="P2" draw:layer="layout" svg:x1="3.861cm" svg:y1="4.403cm" svg:x2="5.561cm" svg:y2="4.403cm">
          <text:p/>
        </draw:line>
        <draw:frame draw:style-name="gr3" draw:text-style-name="P3" draw:layer="layout" svg:width="4.2cm" svg:height="0.721cm" svg:x="3.961cm" svg:y="3.303cm">
          <draw:text-box>
            <text:p><text:span text:style-name="T1">next</text:span></text:p>
          </draw:text-box>
        </draw:frame>
        <draw:frame draw:style-name="gr4" draw:text-style-name="P3" draw:layer="layout" svg:width="3.7cm" svg:height="1.3cm" svg:x="3.961cm" svg:y="4.803cm">
          <draw:text-box>
            <text:p><text:span text:style-name="T1">size</text:span></text:p>
          </draw:text-box>
        </draw:frame>
        <draw:custom-shape draw:style-name="gr5" draw:text-style-name="P4" draw:layer="layout" svg:width="2cm" svg:height="3.1cm" svg:x="16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3.1cm" svg:x="9.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5cm" svg:height="3.1cm" svg:x="11.5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6cm" svg:height="1.5cm" svg:x="10.02cm" svg:y="8.24cm">
          <draw:text-box>
            <text:p>Block to be freed</text:p>
          </draw:text-box>
        </draw:frame>
        <draw:line draw:style-name="gr9" draw:text-style-name="P2" draw:layer="layout" svg:x1="11.5cm" svg:y1="6.1cm" svg:x2="11.5cm" svg:y2="8cm">
          <text:p/>
        </draw:line>
        <draw:line draw:style-name="gr9" draw:text-style-name="P2" draw:layer="layout" svg:x1="3.9cm" svg:y1="6.1cm" svg:x2="3.9cm" svg:y2="8cm">
          <text:p/>
        </draw:line>
        <draw:frame draw:style-name="gr10" draw:text-style-name="P7" draw:layer="layout" svg:width="5.2cm" svg:height="1.1cm" svg:x="3.1cm" svg:y="8.2cm">
          <draw:text-box>
            <text:p>Rover</text:p>
          </draw:text-box>
        </draw:frame>
        <draw:custom-shape draw:style-name="gr1" draw:text-style-name="P1" draw:layer="layout" svg:width="5.639cm" svg:height="3.1cm" svg:x="3.861cm" svg:y="10.88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61cm" svg:y1="10.882cm" svg:x2="5.561cm" svg:y2="13.982cm">
          <text:p/>
        </draw:line>
        <draw:line draw:style-name="gr2" draw:text-style-name="P2" draw:layer="layout" svg:x1="3.861cm" svg:y1="12.282cm" svg:x2="5.561cm" svg:y2="12.282cm">
          <text:p/>
        </draw:line>
        <draw:frame draw:style-name="gr3" draw:text-style-name="P3" draw:layer="layout" svg:width="4.2cm" svg:height="0.721cm" svg:x="3.961cm" svg:y="11.182cm">
          <draw:text-box>
            <text:p><text:span text:style-name="T1">next</text:span></text:p>
          </draw:text-box>
        </draw:frame>
        <draw:frame draw:style-name="gr4" draw:text-style-name="P3" draw:layer="layout" svg:width="3.7cm" svg:height="1.3cm" svg:x="3.961cm" svg:y="12.682cm">
          <draw:text-box>
            <text:p><text:span text:style-name="T1">size</text:span></text:p>
          </draw:text-box>
        </draw:frame>
        <draw:custom-shape draw:style-name="gr5" draw:text-style-name="P4" draw:layer="layout" svg:width="2cm" svg:height="3.1cm" svg:x="16cm" svg:y="10.8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3.1cm" svg:x="9.5cm" svg:y="10.8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5cm" svg:height="3.1cm" svg:x="11.5cm" svg:y="10.87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cm" svg:y1="10.9cm" svg:x2="13.2cm" svg:y2="14cm">
          <text:p/>
        </draw:line>
        <draw:line draw:style-name="gr2" draw:text-style-name="P2" draw:layer="layout" svg:x1="11.5cm" svg:y1="12.3cm" svg:x2="13.2cm" svg:y2="12.3cm">
          <text:p/>
        </draw:line>
        <draw:frame draw:style-name="gr11" draw:text-style-name="P3" draw:layer="layout" svg:width="3.4cm" svg:height="1.2cm" svg:x="11.576cm" svg:y="11.224cm">
          <draw:text-box>
            <text:p text:style-name="P8"><text:span text:style-name="T1">next</text:span></text:p>
          </draw:text-box>
        </draw:frame>
        <draw:frame draw:style-name="gr12" draw:text-style-name="P3" draw:layer="layout" svg:width="3.5cm" svg:height="1cm" svg:x="11.7cm" svg:y="12.7cm">
          <draw:text-box>
            <text:p text:style-name="P8"><text:span text:style-name="T1">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08:11:42.638334000</meta:creation-date>
    <dc:date>2017-10-13T10:37:33.124919000</dc:date>
    <meta:editing-duration>PT44M41S</meta:editing-duration>
    <meta:editing-cycles>7</meta:editing-cycles>
    <meta:generator>LibreOffice/5.4.1.2$MacOSX_X86_64 LibreOffice_project/ea7cb86e6eeb2bf3a5af73a8f7777ac570321527</meta:generator>
    <meta:document-statistic meta:object-count="24"/>
  </office:meta>
</office:document-meta>
</file>